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5" style:family="table-cell">
      <style:table-cell-properties fo:background-color="#33cc66" fo:padding="0.097cm" fo:border-left="0.002cm solid #000000" fo:border-right="none" fo:border-top="none" fo:border-bottom="0.002cm solid #000000">
        <style:background-image/>
      </style:table-cell-properties>
    </style:style>
    <style:style style:name="Tabell1.F5" style:family="table-cell">
      <style:table-cell-properties fo:background-color="#33cc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BS Från Iteration 3, ska bearbetas.. (?)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4163699662398341985" text:style-name="L1">
              <text:list-header>
                <text:p text:style-name="P6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8425730" text:continue-numbering="true" text:style-name="L1">
              <text:list-header>
                <text:p text:style-name="P4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5" office:value-type="string">
            <text:p text:style-name="P2">AF1.2</text:p>
          </table:table-cell>
          <table:table-cell table:style-name="Tabell1.A5" office:value-type="string">
            <text:list xml:id="list38441267" text:continue-numbering="true" text:style-name="L1">
              <text:list-header>
                <text:p text:style-name="P4">[3.1]Funktion som granskar actors Kort och erbjuder frågor att ställa</text:p>
              </text:list-header>
            </text:list>
          </table:table-cell>
          <table:table-cell table:style-name="Tabell1.A5" office:value-type="string">
            <text:p text:style-name="Table_20_Contents">Klar!</text:p>
          </table:table-cell>
          <table:table-cell table:style-name="Tabell1.A5" office:value-type="string">
            <text:p text:style-name="Table_20_Contents">14h</text:p>
          </table:table-cell>
          <table:table-cell table:style-name="Tabell1.A5" office:value-type="string">
            <text:p text:style-name="Table_20_Contents"/>
          </table:table-cell>
          <table:table-cell table:style-name="Tabell1.F5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8441430" text:continue-numbering="true" text:style-name="L1">
              <text:list-header>
                <text:p text:style-name="P4">[3.2]Funktion som granskar ledtråds Korts CardData och hämtar rätt data beroende på vem man frågar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8445560" text:continue-numbering="true" text:style-name="L1">
              <text:list-header>
                <text:p text:style-name="P5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8426858" text:continue-numbering="true" text:style-name="L1">
              <text:list-header>
                <text:p text:style-name="P4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8430147" text:continue-numbering="true" text:style-name="L1">
              <text:list-header>
                <text:p text:style-name="P4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2">AF1.6</text:p>
          </table:table-cell>
          <table:table-cell table:style-name="Tabell1.A2" office:value-type="string">
            <text:list xml:id="list38449949" text:continue-numbering="true" text:style-name="L1">
              <text:list-header>
                <text:p text:style-name="P4">[2.0] Funktion som läser in ledtrådar i rummen</text:p>
              </text:list-header>
            </text:list>
          </table:table-cell>
          <table:table-cell table:style-name="Tabell1.A2" office:value-type="string">
            <text:p text:style-name="Table_20_Contents">Påbörjad (typ)</text:p>
          </table:table-cell>
          <table:table-cell table:style-name="Tabell1.A2" office:value-type="string">
            <text:p text:style-name="Table_20_Contents">3h</text:p>
          </table:table-cell>
          <table:table-cell table:style-name="Tabell1.A2" office:value-type="string">
            <text:p text:style-name="Table_20_Contents">4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8442121" text:continue-numbering="true" text:style-name="L1">
              <text:list-header>
                <text:p text:style-name="P5">Placerat ut vissa knappar, byggt så att knapparna ska placeras ut automatiskt. Gjort knapparna <text:soft-page-break/>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8429771" text:continue-numbering="true" text:style-name="L1">
              <text:list-header>
                <text:p text:style-name="P5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8430635" text:continue-numbering="true" text:style-name="L1">
              <text:list-header>
                <text:p text:style-name="P5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8427023" text:continue-numbering="true" text:style-name="L1">
              <text:list-header>
                <text:p text:style-name="P5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04h 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04h = 136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17H29M26S</meta:editing-duration>
    <meta:editing-cycles>44</meta:editing-cycles>
    <meta:generator>OpenOffice.org/3.4.1$Win32 OpenOffice.org_project/341m1$Build-9593</meta:generator>
    <dc:date>2014-05-06T18:28:20.99</dc:date>
    <meta:document-statistic meta:table-count="1" meta:image-count="0" meta:object-count="0" meta:page-count="2" meta:paragraph-count="67" meta:word-count="424" meta:character-count="2473"/>
    <meta:user-defined meta:name="Info 1"/>
    <meta:user-defined meta:name="Info 2"/>
    <meta:user-defined meta:name="Info 3"/>
    <meta:user-defined meta:name="Info 4"/>
  </office:meta>
</office:document-meta>
</file>